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3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4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5" style:family="paragraph" style:parent-style-name="Standard">
      <style:paragraph-properties style:text-autospace="none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29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break-before="page"/>
      <style:text-properties style:font-name="Consolas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37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8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41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42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3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style:text-underline-style="none" style:font-name-asian="Consolas1" style:font-name-complex="Consola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7" style:family="text">
      <style:text-properties style:font-name="Consolas" fo:font-weight="bold" style:font-weight-asian="bold" style:font-weight-complex="bold"/>
    </style:style>
    <style:style style:name="T18" style:family="text">
      <style:text-properties style:font-name="Consolas" fo:font-weight="normal" style:font-weight-asian="normal" style:font-weight-complex="normal"/>
    </style:style>
    <style:style style:name="T19" style:family="text">
      <style:text-properties style:font-name="Consolas" fo:background-color="transparent" style:font-name-asian="Consolas1" style:font-name-complex="Consolas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0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1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2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3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4" style:family="text">
      <style:text-properties style:use-window-font-color="true" style:font-name="Consolas" style:font-name-asian="Consolas1" style:font-name-complex="Consolas1"/>
    </style:style>
    <style:style style:name="T35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6" style:family="text">
      <style:text-properties style:use-window-font-color="true" style:font-name-asian="Consolas1" style:font-name-complex="Consolas1"/>
    </style:style>
    <style:style style:name="T37" style:family="text">
      <style:text-properties style:use-window-font-color="true" style:text-underline-style="solid" style:text-underline-width="auto" style:text-underline-color="font-color"/>
    </style:style>
    <style:style style:name="T38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9" style:family="text">
      <style:text-properties style:use-window-font-color="true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40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1" style:family="text">
      <style:text-properties style:use-window-font-color="true" style:font-name="Consolas1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2" style:family="text">
      <style:text-properties style:use-window-font-color="true" style:font-name="Consolas1" fo:font-size="14pt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fo:font-size="14pt" style:font-size-asian="14pt" style:font-size-complex="14pt"/>
    </style:style>
    <style:style style:name="T45" style:family="text">
      <style:text-properties style:use-window-font-color="true" fo:font-weight="bold" style:font-weight-asian="bold" style:font-weight-complex="bold"/>
    </style:style>
    <style:style style:name="T4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7" style:family="text">
      <style:text-properties style:font-name-asian="Consolas1" style:font-name-complex="Consolas1"/>
    </style:style>
    <style:style style:name="T48" style:family="text">
      <style:text-properties fo:color="#cc0000"/>
    </style:style>
    <style:style style:name="T49" style:family="text">
      <style:text-properties fo:color="#cc0000" style:font-name-asian="Consolas1" style:font-name-complex="Consolas1"/>
    </style:style>
    <style:style style:name="T50" style:family="text">
      <style:text-properties fo:color="#cc0000" fo:font-weight="bold" style:font-weight-asian="bold" style:font-weight-complex="bold"/>
    </style:style>
    <style:style style:name="T51" style:family="text">
      <style:text-properties fo:color="#cc0000" style:font-name="Consolas" fo:font-size="14pt" style:font-name-asian="Consolas1" style:font-size-asian="14pt" style:font-name-complex="Consolas1" style:font-size-complex="14pt"/>
    </style:style>
    <style:style style:name="T52" style:family="text">
      <style:text-properties fo:color="#cc0000" fo:font-weight="normal" style:font-weight-asian="normal" style:font-weight-complex="normal"/>
    </style:style>
    <style:style style:name="T53" style:family="text">
      <style:text-properties fo:color="#800000" style:font-name-asian="Consolas1" style:font-name-complex="Consolas1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56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57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58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59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0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1" style:family="text">
      <style:text-properties fo:color="#000000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text-underline-style="solid" style:text-underline-width="auto" style:text-underline-color="font-color" style:font-name-asian="Consolas1" style:font-name-complex="Consolas1"/>
    </style:style>
    <style:style style:name="T63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style:font-name="Consolas1"/>
    </style:style>
    <style:style style:name="T66" style:family="text">
      <style:text-properties style:font-name="Consolas1" fo:font-weight="normal" fo:background-color="transparent" style:font-name-asian="Consolas1" style:font-weight-asian="normal" style:font-name-complex="Consolas1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-DD: 33; <text:s/>Cruise control: Off; <text:s/>Increased delay at v=0: 0 (Off);</text:p>
      <text:p text:style-name="P11"/>
      <text:p text:style-name="P10"><text:s/><text:span text:style-name="T9">Runde</text:span> <text:s text:c="112"/>6. <text:span text:style-name="T9">T-jam</text:span></text:p>
      <text:p text:style-name="P10"/>
      <text:p text:style-name="P10"><text:s/><text:span text:style-name="T9">1</text:span> <text:s text:c="4"/>1. INITIAL/<text:span text:style-name="T9">NewTick</text:span> <text:s text:c="4"/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39"><text:s text:c="7"/>5----4---2---1-1---- <text:s text:c="2"/>5----5---3---2-2---- <text:s text:c="2"/>4----3---3---1-2---- <text:s text:c="2"/>4----3---3---0-1---- <text:s text:c="2"/>----4---3---30--1--- <text:s text:c="8"/></text:p>
      <text:p text:style-name="P39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9">2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39"><text:s text:c="7"/>----4---3---30--1--- <text:s text:c="2"/>----5---4---41--2--- <text:s text:c="2"/>----3---3---01--2--- <text:s text:c="2"/>----3---2---00--1--- <text:s text:c="2"/>-------3--2-00---1--</text:p>
      <text:p text:style-name="P39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9">3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39"><text:s text:c="7"/>-------3--2-00---1-- <text:s text:c="2"/>-------4--3-11---2-- <text:s text:c="2"/>-------2--1-01---2-- <text:s text:c="2"/>-------2--0-01---2-- <text:s text:c="2"/>---------20-0-1----2</text:p>
      <text:p text:style-name="P39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9">4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39"><text:s text:c="7"/>---------20-0-1----2 <text:s text:c="2"/>---------31-1-2----3 <text:s text:c="2"/>---------01-1-2----3 <text:s text:c="2"/>---------01-0-1----2 <text:s text:c="2"/>-2-------0-10--1----</text:p>
      <text:p text:style-name="P39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9">5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39"><text:s text:c="7"/>-2-------0-10--1---- <text:s text:c="2"/>-3-------1-21--2---- <text:s text:c="2"/>-3-------1-01--2---- <text:s text:c="2"/>-3-------1-01--2---- <text:s text:c="2"/>----3-----10-1---2--</text:p>
      <text:p text:style-name="P39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29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On|Off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30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9">MENU(default)</text:span> <text:s text:c="13"/><text:span text:style-name="T9">MENU(start/settings)</text:span></text:p>
      <text:p text:style-name="P1"/>
      <text:p text:style-name="P1"><text:s text:c="6"/><text:span text:style-name="T9">e</text:span> – Exit <text:s text:c="18"/><text:span text:style-name="T9">e</text:span> – Exit</text:p>
      <text:p text:style-name="P1"><text:s text:c="6"/><text:span text:style-name="T9">m</text:span> – Toggle Mode <text:s text:c="11"/><text:span text:style-name="T9">s</text:span> – Abbruch</text:p>
      <text:p text:style-name="P1"><text:s text:c="6"/><text:span text:style-name="T9">q</text:span> – Start.. <text:s text:c="15"/><text:span text:style-name="T9">+</text:span> – Inkrement Setting</text:p>
      <text:p text:style-name="P1"><text:s text:c="6"/><text:span text:style-name="T9">f</text:span> – Save.. <text:s text:c="16"/><text:span text:style-name="T9">-</text:span> – Dekrement Setting</text:p>
      <text:p text:style-name="P1"><text:s text:c="6"/><text:span text:style-name="T9">c</text:span> – Toggle Cruise-control <text:s/><text:span text:style-name="T9">ENTER</text:span> – Next..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9"><text:s text:c="5"/>e</text:span> – Exit <text:s text:c="27"/><text:span text:style-name="T50">Esc</text:span><text:span text:style-name="T48"> – Abbruch</text:span></text:p>
      <text:p text:style-name="P1"><text:s text:c="5"/><text:span text:style-name="T9">s</text:span> – Abbruch <text:s text:c="24"/><text:span text:style-name="T50">&gt;</text:span><text:span text:style-name="T48"> – Toggle ON/OFF</text:span></text:p>
      <text:p text:style-name="P1"><text:s text:c="5"/><text:span text:style-name="T9">LEER</text:span> – Next..<text:span text:style-name="T54"> </text:span><text:span text:style-name="T44">[MODE==STEP1||MODE==STEP6] </text:span><text:span text:style-name="T54"><text:s text:c="5"/></text:span><text:span text:style-name="T50">ENTER</text:span><text:span text:style-name="T48"> – Speichere Settings</text:span></text:p>
      <text:p text:style-name="P1"><text:s text:c="5"/><text:span text:style-name="T9">p</text:span> – Abbruch und drucken <text:span text:style-name="T54">[SAVE==ON]</text:span> <text:s text:c="4"/><text:span text:style-name="T50">{a-z,A-Z,0-9,:,\,., ,_,-}</text:span><text:span text:style-name="T48"> – Pfad</text:span> </text:p>
      <text:p text:style-name="P1"><text:s text:c="41"/><text:span text:style-name="T50">BACKSPACE</text:span><text:span text:style-name="T48"> – Zeichen löschen</text:span></text:p>
      <text:p text:style-name="P1"/>
      <text:p text:style-name="P1"><text:s text:c="4"/></text:p>
      <text:p text:style-name="P2"/>
      <text:p text:style-name="P2"><text:s text:c="6"/></text:p>
      <text:p text:style-name="P34"/>
      <text:p text:style-name="P1"><text:s text:c="2"/><text:span text:style-name="T2">Beschreibungen</text:span> <text:s text:c="2"/></text:p>
      <text:p text:style-name="P4"/>
      <text:p text:style-name="P4"><text:s text:c="2"/><text:span text:style-name="T10"><text:s/></text:span><text:span text:style-name="T17">Straße:</text:span></text:p>
      <text:p text:style-name="P5"><text:span text:style-name="T20"><text:s text:c="6"/>Streifen a </text:span><text:span text:style-name="T9">1000 Autos lang</text:span><text:span text:style-name="T20">. Straße ist </text:span><text:span text:style-name="T9">endlich, aber unbegrenzt</text:span>, denn ihr rechtes und linkes </text:p>
      <text:p text:style-name="P5"><text:s text:c="6"/>Ende sind topologisch miteinander verbunden. Auf der <text:span text:style-name="T9">einspurigen Straße</text:span> fahren Autos nach rechts. </text:p>
      <text:p text:style-name="P4"/>
      <text:p text:style-name="P5"><text:span text:style-name="T20"><text:s text:c="4"/></text:span><text:span text:style-name="T9">Cruise-control (Tempomat): </text:span><text:span text:style-name="T20"><text:s text:c="7"/></text:span></text:p>
      <text:p text:style-name="P5"><text:span text:style-name="T20"><text:s text:c="6"/>Auf </text:span><text:span text:style-name="T9">Trödeln</text:span> bei Maximalgeschwindigkeit [<text:span text:style-name="T9">V == Vmax</text:span>] <text:span text:style-name="T9">verzichten</text:span>.</text:p>
      <text:p text:style-name="P5"/>
      <text:p text:style-name="P5"><text:s text:c="3"/><text:span text:style-name="T9"><text:s/>Increased delay at v=0: </text:span></text:p>
      <text:p text:style-name="P5"><text:span text:style-name="T9"><text:s text:c="6"/></text:span><text:span text:style-name="T20">Wenn <text:s text:c="2"/>[</text:span><text:span text:style-name="T56">iIncreasedDelayAtV0Prozent &gt; 0</text:span><text:span text:style-name="T55">], dann:</text:span></text:p>
      <text:p text:style-name="P5"><text:span text:style-name="T20"><text:s text:c="6"/>Wenn im Zustand '</text:span><text:span text:style-name="T9">NewTick</text:span><text:span text:style-name="T20">' [</text:span><text:span text:style-name="T9">v == 0</text:span><text:span text:style-name="T20">] benutze in dieser Runde </text:span><text:span text:style-name="T9">X als </text:span></text:p>
      <text:p text:style-name="P5"><text:span text:style-name="T9"><text:s text:c="6"/>Trödelwahrscheinlichkeit</text:span><text:span text:style-name="T20"> im Zustand '</text:span><text:span text:style-name="T9">Trödeln</text:span><text:span text:style-name="T20">'. =&gt; Der Fahrer trödelt dann beim anfahren stärker.</text:span></text:p>
      <text:p text:style-name="P5"><text:span text:style-name="T18"><text:s text:c="6"/></text:span><text:span text:style-name="T17">(X</text:span><text:span text:style-name="T63">∈</text:span><text:span text:style-name="T17">{0..99}:X&gt;</text:span><text:span text:style-name="T56">iPDDProzent</text:span><text:span text:style-name="T17">:X=</text:span><text:span text:style-name="T57">iPDDProzent</text:span><text:span text:style-name="T17">+(100-X)*</text:span><text:span text:style-name="T57">iIncreasedDelayAtV0Prozent</text:span><text:span text:style-name="T17">) </text:span></text:p>
      <text:p text:style-name="P4"><text:s text:c="6"/></text:p>
      <text:p text:style-name="P5"><text:s text:c="4"/><text:span text:style-name="T9">Save to file:</text:span></text:p>
      <text:p text:style-name="P5"><text:s text:c="6"/>Wenn <text:span text:style-name="T20">[</text:span><text:span text:style-name="T9">SAVE==ON</text:span><text:span text:style-name="T20">] wird immer nach dem Zustand '</text:span><text:span text:style-name="T9">Teste Stau</text:span><text:span text:style-name="T20">' </text:span><text:span text:style-name="T52">die Autos in Abhnängigkeit der </text:span></text:p>
      <text:p text:style-name="P4"><text:span text:style-name="T48"><text:s text:c="6"/>Geschwindigkeit als Farbwert auf einem Bildstreifen gespeichert</text:span>.</text:p>
      <text:p text:style-name="P5"><text:span text:style-name="T20"><text:s text:c="6"/>Wenn, </text:span><text:span text:style-name="T9">p – Abbruch und drucken [SAVE==ON]</text:span><text:span text:style-name="T20">, gedrückt wird, wird der Algorithmus abgebrochen und </text:span><text:span text:style-name="T52">alle</text:span></text:p>
      <text:p text:style-name="P5"><text:span text:style-name="T52"><text:s text:c="6"/>bisher gespeicherten Bildstreifen als </text:span><text:span text:style-name="T50">*.bmp </text:span><text:span text:style-name="T52">in eine Datei gespeichert</text:span><text:span text:style-name="T20">.</text:span></text:p>
      <text:p text:style-name="P5"><text:span text:style-name="T20"><text:s text:c="6"/>Falls der Algorithmus abgebrochen wird aufgrund von [</text:span><text:span text:style-name="T9">Ticks &gt;= MAXTICKS</text:span><text:span text:style-name="T20">] und [</text:span><text:span text:style-name="T9">SAVE==ON</text:span><text:span text:style-name="T20">] </text:span></text:p>
      <text:p text:style-name="P4"><text:s text:c="6"/><text:span text:style-name="T48">wird auch in eine Datei gespeichert</text:span>.</text:p>
      <text:p text:style-name="P4"/>
      <text:p text:style-name="P5"><text:span text:style-name="T20"><text:s text:c="4"/></text:span><text:span text:style-name="T9">Ticks:</text:span></text:p>
      <text:p text:style-name="P4"><text:s text:c="6"/>Anzahl an Ticks/Runden. Maximal <text:span text:style-name="T9">500</text:span> (<text:span text:style-name="T9">MAXTICKS) </text:span>danach wird automatisch abgebrochen </text:p>
      <text:p text:style-name="P4"><text:s text:c="6"/>und falls [<text:span text:style-name="T9">SAVE==ON</text:span>] wird <text:span text:style-name="T48">auch in Datei gespeichert</text:span>. <text:span text:style-name="T9">Ein Tick</text:span> umfasst die Zustände <text:s/></text:p>
      <text:p text:style-name="P4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4"/>
      <text:p text:style-name="P9"><text:s text:c="4"/>P-DD (Dilly-dally-P%):</text:p>
      <text:p text:style-name="P5"><text:span text:style-name="T9"><text:s text:c="4"/></text:span><text:span text:style-name="T20"><text:s text:c="2"/>Trödelwahrscheinlichkeit (</text:span><text:span text:style-name="T56">iPDDProzent bzw X</text:span><text:span text:style-name="T55">)</text:span><text:span text:style-name="T20">. </text:span></text:p>
      <text:p text:style-name="P5"><text:span text:style-name="T20"><text:s text:c="6"/>Wenn [</text:span><text:span text:style-name="T9">Random(0..100) &lt; P-DD</text:span><text:span text:style-name="T6">]</text:span><text:span text:style-name="T20"> dann trödelt das Auto und es wird</text:span></text:p>
      <text:p text:style-name="P4"><text:s text:c="6"/>um 1 langsamer.</text:p>
      <text:p text:style-name="P4"/>
      <text:p text:style-name="P4"><text:s text:c="4"/></text:p>
      <text:p text:style-name="P35"/>
      <text:p text:style-name="P5"><text:span text:style-name="T20"><text:s text:c="4"/></text:span><text:span text:style-name="T9">Total traffic jams + Current traffic jams + Time without jams:</text:span></text:p>
      <text:p text:style-name="P4"><text:s text:c="7"/></text:p>
      <text:p text:style-name="P4"><text:span text:style-name="T9"><text:s text:c="6"/>Total traffic jams</text:span> ist die Anzahl gesamter <text:span text:style-name="T9">neuer Staus</text:span>. </text:p>
      <text:p text:style-name="P4"><text:s text:c="6"/><text:span text:style-name="T9">Current traffic jams </text:span>ist die Anzahl <text:span text:style-name="T9">gerade bestehender Staus</text:span>.</text:p>
      <text:p text:style-name="P4"/>
      <text:p text:style-name="P4"><text:s text:c="6"/>FALL A:</text:p>
      <text:p text:style-name="P4"><text:s text:c="6"/>Ein <text:span text:style-name="T64">neuer Stau</text:span> ist dadurch zu erkennen, dass ein Auto, welches </text:p>
      <text:p text:style-name="P4"><text:span text:style-name="T9"><text:s text:c="6"/>noch nicht im Stau</text:span> war, nach dem Zustand '<text:span text:style-name="T9">Fahren</text:span>',</text:p>
      <text:p text:style-name="P4"><text:s text:c="6"/>die <text:span text:style-name="T9">Geschwindigkeit 0</text:span> hat </text:p>
      <text:p text:style-name="P4"><text:s text:c="6"/>UND entweder, der <text:span text:style-name="T9">Abstand zum Vordermann größer 1</text:span> ist </text:p>
      <text:p text:style-name="P4"><text:s text:c="6"/>ODER der <text:span text:style-name="T9">Vordermann nicht im Stau</text:span> ist. </text:p>
      <text:p text:style-name="P4"/>
      <text:p text:style-name="P4"><text:s text:c="6"/>FALL B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0 </text:span>hat,</text:p>
      <text:p text:style-name="P4"><text:s text:c="6"/>dessen <text:span text:style-name="T9">Abstand zum Vordermann kleiner 2</text:span> ist </text:p>
      <text:p text:style-name="P4"><text:s text:c="6"/>UND der <text:span text:style-name="T9">Vordermann im Stau</text:span> ist.</text:p>
      <text:p text:style-name="P4"/>
      <text:p text:style-name="P4"><text:s text:c="6"/>FALL C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größer 0 </text:span>hat,</text:p>
      <text:p text:style-name="P4"><text:s text:c="6"/>dessen <text:span text:style-name="T9">Abstand zum Vordermann kleiner 2</text:span> ist, </text:p>
      <text:p text:style-name="P4"><text:s text:c="6"/>UND der <text:span text:style-name="T9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9">aus dem Stau draußen</text:span>, wenn das Auto</text:p>
      <text:p text:style-name="P4"><text:span text:style-name="T9"><text:s text:c="6"/>im Stau</text:span> ist, nach dem Zustand '<text:span text:style-name="T9">Fahren</text:span>',</text:p>
      <text:p text:style-name="P4"><text:s text:c="6"/>die <text:span text:style-name="T9">Geschwindigkeit größer 0 </text:span>hat</text:p>
      <text:p text:style-name="P4"><text:s text:c="6"/>UND dessen <text:span text:style-name="T9">Abstand zum Vordermann kleiner gleich der eigenen Geschwindigkeit</text:span> ist.</text:p>
      <text:p text:style-name="P4"/>
      <text:p text:style-name="P4"><text:s text:c="6"/>Im <text:span text:style-name="T9">Run Mode </text:span><text:span text:style-name="T45">AUTO6|AUTOX</text:span><text:span text:style-name="T23"> </text:span>wird die Zeit '<text:span text:style-name="T9">Time without jams'</text:span> gemessen. </text:p>
      <text:p text:style-name="P4"><text:s text:c="6"/>(wie lange es dauert bis der erste Stau auftritt/Wie lange noch gar kein Stau da ist).</text:p>
      <text:p text:style-name="P35"><text:s text:c="4"/></text:p>
      <text:p text:style-name="P5"><text:span text:style-name="T20"><text:s text:c="4"/></text:span><text:span text:style-name="T45">Run mode STEP1:</text:span></text:p>
      <text:p text:style-name="P21"><text:s text:c="6"/>Im <text:span text:style-name="T9">STEP1</text:span> Modus werden pro Runde/Tick nacheinander auf Tastendruck '<text:span text:style-name="T9">LEER</text:span>' (<text:span text:style-name="T9">Leertaste</text:span>)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ausgegeben. </text:p>
      <text:p text:style-name="P27"><text:s text:c="6"/><text:span text:style-name="T23">Die Zeit ohne Staus wird nicht gemessen.</text:span></text:p>
      <text:p text:style-name="P27"/>
      <text:p text:style-name="P27"><text:s text:c="4"/><text:span text:style-name="T45">Run mode STEP6:</text:span></text:p>
      <text:p text:style-name="P21"><text:s text:c="6"/>Im <text:span text:style-name="T9">STEP1</text:span> Modus werden pro Runde/Tick nacheinander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durchloffen aber nur der Zustand <text:span text:style-name="T9">'Teste Stau'</text:span> ausgegeben. </text:p>
      <text:p text:style-name="P21"><text:s text:c="6"/>Dann wird auf ein Tastendruck '<text:span text:style-name="T9">LEER</text:span>'<text:span text:style-name="T9"> </text:span>(<text:span text:style-name="T9">Leertaste)</text:span> gewartet.</text:p>
      <text:p text:style-name="P27"><text:s text:c="6"/><text:span text:style-name="T23">Die Zeit ohne Staus wird nicht gemessen.</text:span></text:p>
      <text:p text:style-name="P4"/>
      <text:p text:style-name="P4"><text:s text:c="4"/><text:span text:style-name="T45">Run mode AUTO6:</text:span></text:p>
      <text:p text:style-name="P21"><text:s text:c="6"/>Im <text:span text:style-name="T9">AUTO6</text:span> Modus wird wie bei <text:span text:style-name="T9">STEP6</text:span> nur noch pro Runde/Tick der Zustand <text:span text:style-name="T9">'Teste Stau' </text:span>ausgegeben </text:p>
      <text:p text:style-name="P21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3"><text:s/></text:span><text:span text:style-name="T45">Run mode AUTOX:</text:span></text:p>
      <text:p text:style-name="P21"><text:s text:c="6"/>Im <text:span text:style-name="T9">AUTOX</text:span> Modus wird pro Runde/Tick nur noch die Messung (Gaugings) aktualisiert.</text:p>
      <text:p text:style-name="P21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9"><text:s text:c="2"/>Run mode</text:span><text:span text:style-name="T45"> STEP1+STEP6+AUTO6+AUTOX:</text:span></text:p>
      <text:p text:style-name="P4"><text:span text:style-name="T9"><text:s text:c="6"/></text:span>Falls [<text:span text:style-name="T9">Ticks &gt;= MAXTICKS</text:span>] wird der Algorithmus abgebrochen.</text:p>
      <text:p text:style-name="P4"><text:s text:c="6"/>Falls der Algorithmus abgebrochen wird aufgrund von [<text:span text:style-name="T9">Ticks &gt;= MAXTICKS</text:span>] und [<text:span text:style-name="T9">SAVE==ON</text:span>] </text:p>
      <text:p text:style-name="P4"><text:s text:c="6"/>wird <text:span text:style-name="T48">auch in Datei gespeichert</text:span>.</text:p>
      <text:p text:style-name="P4"><text:span text:style-name="T9"><text:s text:c="6"/></text:span>In allen Modi kann mit '<text:span text:style-name="T9">s</text:span>' abgebrochen oder mit '<text:span text:style-name="T9">e</text:span>' das Programm beendet werden.</text:p>
      <text:p text:style-name="P4"><text:s text:c="6"/>Falls [<text:span text:style-name="T9">SAVE=ON</text:span>] wird mit <text:span text:style-name="T9">'p' </text:span>abgebrochen und <text:span text:style-name="T48">die bisherige Berechnung als </text:span><text:span text:style-name="T50">*.bmp</text:span><text:span text:style-name="T48"> in </text:span></text:p>
      <text:p text:style-name="P27"><text:s text:c="6"/>eine Datei gespeichert.</text:p>
      <text:p text:style-name="P4"/>
      <text:p text:style-name="P7"/>
      <text:p text:style-name="P7"><text:s text:c="3"/></text:p>
      <text:p text:style-name="P7"/>
      <text:p text:style-name="P31"><text:s text:c="6"/></text:p>
      <text:p text:style-name="P7"><text:s text:c="3"/><text:span text:style-name="T46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3">:***.X%***Save to file:***********OFF**</text:span></text:p>
      <text:p text:style-name="P7"><text:span text:style-name="T23"><text:s text:c="5"/>*Mode:*Step1***</text:span>********************-[.bmp]-*</text:p>
      <text:p text:style-name="P8"/>
      <text:p text:style-name="P7"><text:s text:c="6"/>34x4</text:p>
      <text:p text:style-name="P7"><text:s text:c="6"/><text:span text:style-name="T10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10"><text:s text:c="11"/></text:span><text:s text:c="93"/></text:p>
      <text:p text:style-name="P7"><text:s text:c="194"/></text:p>
      <text:p text:style-name="P7"><text:s text:c="27"/></text:p>
      <text:p text:style-name="P7"><text:s text:c="12"/>26x11 <text:s text:c="6"/></text:p>
      <text:p text:style-name="P7"><text:s text:c="12"/>************************** <text:s text:c="139"/></text:p>
      <text:p text:style-name="P7"><text:s text:c="12"/>**Cars:**.XX***[+/-]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-DD:**.X%************** <text:s text:c="178"/></text:p>
      <text:p text:style-name="P7"><text:s text:c="12"/>************************** <text:s text:c="2"/></text:p>
      <text:p text:style-name="P7"><text:s text:c="12"/>**IDV0:**.X%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31"><text:s text:c="442"/></text:p>
      <text:p text:style-name="P7"><text:s text:c="2"/><text:span text:style-name="T46">Datenstrukturen</text:span></text:p>
      <text:p text:style-name="P8"/>
      <text:p text:style-name="Standard"><text:span text:style-name="T11"><text:s text:c="5"/></text:span><text:span text:style-name="T24">struct object_car <text:s text:c="28"/></text:span><text:span text:style-name="T24"><text:s/>struct gaugings</text:span></text:p>
      <text:p text:style-name="P13"><text:s text:c="5"/>{ <text:s text:c="45"/>{ <text:s text:c="98"/></text:p>
      <text:p text:style-name="P14"><text:span text:style-name="T47"><text:s text:c="8"/>int iV; <text:s text:c="39"/></text:span><text:span text:style-name="T13">int iTicks;</text:span><text:span text:style-name="T47"> <text:s text:c="74"/></text:span></text:p>
      <text:p text:style-name="P14"><text:span text:style-name="T47"><text:s text:c="8"/>int iVChange; <text:s text:c="33"/></text:span><text:span text:style-name="T13">int iTotalTrafficJams;</text:span><text:span text:style-name="T47"> <text:s text:c="80"/></text:span></text:p>
      <text:p text:style-name="P25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14"><text:span text:style-name="T47"><text:s text:c="8"/>int iPosition; <text:s text:c="32"/></text:span><text:span text:style-name="T13">cloc</text:span><text:span text:style-name="T47">k_t runtime;</text:span><text:span text:style-name="T47"> <text:s text:c="90"/></text:span></text:p>
      <text:p text:style-name="P13"><text:s text:c="8"/>bool bIsInJam; <text:s text:c="32"/>char acTimeStamp[TIMESTAMPLENGTH];</text:p>
      <text:p text:style-name="P25"><text:span text:style-name="T24"><text:s text:c="8"/>bool bDoDelayAtV0; <text:s text:c="28"/></text:span><text:span text:style-name="T51">//TODO colormap</text:span><text:span text:style-name="T24"> <text:s text:c="158"/></text:span></text:p>
      <text:p text:style-name="P24"><text:span text:style-name="T24"><text:s text:c="5"/>};</text:span><text:span text:style-name="T25"> <text:s text:c="3"/></text:span><text:span text:style-name="T26"><text:s text:c="41"/>}; <text:s text:c="76"/></text:span></text:p>
      <text:p text:style-name="P13"><text:span text:style-name="T25"><text:s text:c="62"/></text:span><text:span text:style-name="T6"><text:s text:c="62"/></text:span></text:p>
      <text:p text:style-name="P25"><text:span text:style-name="T25"><text:s text:c="5"/></text:span><text:span text:style-name="T26">enum states</text:span><text:span text:style-name="T26"> <text:s text:c="35"/></text:span><text:span text:style-name="T26">struct naschmodell <text:s text:c="63"/></text:span><text:span text:style-name="T26"><text:s text:c="10"/></text:span></text:p>
      <text:p text:style-name="P13"><text:s text:c="5"/>{<text:span text:style-name="T10"> <text:s text:c="45"/>{ <text:s text:c="77"/></text:span></text:p>
      <text:p text:style-name="P14"><text:span text:style-name="T47"><text:s text:c="8"/>newtick = 0,</text:span><text:span text:style-name="T13"> <text:s text:c="34"/></text:span><text:span text:style-name="T47">struct settings sSettings;</text:span><text:span text:style-name="T13"> <text:s text:c="83"/></text:span></text:p>
      <text:p text:style-name="P14"><text:span text:style-name="T47"><text:s text:c="8"/>accelerate,</text:span><text:span text:style-name="T13"> <text:s text:c="35"/></text:span><text:span text:style-name="T47">struct gaugings sGaugings;</text:span><text:span text:style-name="T13"> <text:s text:c="87"/></text:span></text:p>
      <text:p text:style-name="P14"><text:span text:style-name="T47"><text:s text:c="8"/>retard,</text:span><text:span text:style-name="T13"> <text:s text:c="39"/></text:span><text:span text:style-name="T47">struct object_car asCars[990];</text:span><text:span text:style-name="T13"> <text:s text:c="82"/></text:span></text:p>
      <text:p text:style-name="P14"><text:span text:style-name="T47"><text:s text:c="8"/>dilly_dally,</text:span><text:span text:style-name="T13"> <text:s text:c="31"/>}; <text:s text:c="91"/></text:span></text:p>
      <text:p text:style-name="P13"><text:s text:c="8"/>drive,</text:p>
      <text:p text:style-name="P14"><text:span text:style-name="T13"><text:s text:c="8"/>test_jam</text:span><text:span text:style-name="T13"> <text:s text:c="4"/></text:span><text:span text:style-name="T13"><text:s text:c="112"/></text:span></text:p>
      <text:p text:style-name="P24"><text:span text:style-name="T24"><text:s text:c="5"/>};</text:span><text:span text:style-name="T25"> <text:s text:c="16"/></text:span><text:span text:style-name="T11"><text:s text:c="32"/></text:span></text:p>
      <text:p text:style-name="P24"><text:span text:style-name="T26"><text:s text:c="3"/></text:span><text:span text:style-name="T11"><text:s text:c="48"/></text:span><text:span text:style-name="T26"><text:s text:c="4"/></text:span></text:p>
      <text:p text:style-name="P25"><text:span text:style-name="T26"><text:s text:c="5"/>struct settings <text:s text:c="31"/></text:span><text:span text:style-name="T41">enum mode</text:span></text:p>
      <text:p text:style-name="P23"><text:span text:style-name="T16"><text:s text:c="5"/></text:span><text:span text:style-name="T13">{ <text:s text:c="45"/></text:span><text:span text:style-name="T66">{</text:span></text:p>
      <text:p text:style-name="P14"><text:span text:style-name="T7"><text:s text:c="5"/></text:span><text:span text:style-name="T47"><text:s text:c="3"/>int iVMax; <text:s text:c="36"/></text:span><text:span text:style-name="T66">step1,</text:span></text:p>
      <text:p text:style-name="P23"><text:span text:style-name="T16"><text:s text:c="5"/></text:span><text:span text:style-name="T13"><text:s text:c="3"/>int iCars; <text:s text:c="36"/></text:span><text:span text:style-name="T19">step6,</text:span><text:span text:style-name="T13"> <text:s/></text:span></text:p>
      <text:p text:style-name="P14"><text:span text:style-name="T7"><text:s text:c="5"/></text:span><text:span text:style-name="T47"><text:s text:c="3"/>int iPDDProzent; <text:s text:c="30"/></text:span><text:span text:style-name="T66">auto6,</text:span></text:p>
      <text:p text:style-name="P14"><text:span text:style-name="T16"><text:s text:c="5"/></text:span><text:span text:style-name="T47"><text:s text:c="3"/>enum toggle eTCruiseControl; <text:s text:c="18"/></text:span><text:span text:style-name="T47">autoX</text:span></text:p>
      <text:p text:style-name="P25"><text:span text:style-name="T26"><text:s/></text:span><text:span text:style-name="T26"><text:s text:c="4"/></text:span><text:span text:style-name="T24"><text:s text:c="3"/>int iIncreasedDelayAtV0Prozent; <text:s text:c="9"/></text:span><text:span text:style-name="T24"><text:s text:c="3"/></text:span><text:span text:style-name="T42">};</text:span></text:p>
      <text:p text:style-name="P14"><text:span text:style-name="T47"><text:s/></text:span><text:span text:style-name="T16"><text:s text:c="5"/></text:span><text:span text:style-name="T47"><text:s text:c="2"/>enum toggle eTSaveToFile;</text:span></text:p>
      <text:p text:style-name="P14"><text:span text:style-name="T16"><text:s text:c="5"/></text:span><text:span text:style-name="T47"><text:s text:c="3"/>enum mode eMode;</text:span></text:p>
      <text:p text:style-name="P14"><text:span text:style-name="T16"><text:s text:c="8"/></text:span><text:span text:style-name="T47">char acFilename[COMPLPATHLENGTH];</text:span></text:p>
      <text:p text:style-name="P14"><text:span text:style-name="T16"><text:s text:c="5"/></text:span><text:span text:style-name="T47"><text:s text:c="3"/>char acComplFilePath[COMPLPATHLENGTH];</text:span></text:p>
      <text:p text:style-name="P24"><text:span text:style-name="T26"><text:s text:c="5"/></text:span><text:span text:style-name="T24">};</text:span><text:span text:style-name="T26"> <text:s text:c="2"/></text:span></text:p>
      <text:p text:style-name="P36"/>
      <text:p text:style-name="Standard"><text:span text:style-name="T24"><text:s text:c="2"/></text:span><text:span text:style-name="T30">Algorithmus</text:span></text:p>
      <text:p text:style-name="P12"/>
      <text:p text:style-name="Standard"><text:span text:style-name="T24"><text:s text:c="5"/></text:span><text:span text:style-name="T28">do newtick:</text:span><text:span text:style-name="T24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47"><text:s text:c="9"/>[settings</text:span><text:span text:style-name="T13">.iIncreasedDelayAtV0Prozent &gt;</text:span><text:span text:style-name="T13"> 0 &amp;&amp; iV + iVChange== 0</text:span><text:span text:style-name="T47">] { </text:span><text:span text:style-name="T13">bDoDelayAtV0 = true; }</text:span><text:span text:style-name="T47"> <text:s text:c="91"/></text:span></text:p>
      <text:p text:style-name="P13"><text:s text:c="98"/></text:p>
      <text:p text:style-name="P14"><text:span text:style-name="T47"><text:s text:c="5"/></text:span><text:span text:style-name="T3">print newtick</text:span></text:p>
      <text:p text:style-name="P18"><text:span text:style-name="T47"><text:s text:c="5"/></text:span><text:span text:style-name="T59">userinteractionSTEP1</text:span></text:p>
      <text:p text:style-name="P13"><text:s text:c="167"/></text:p>
      <text:p text:style-name="P24"><text:span text:style-name="T24"><text:s text:c="5"/></text:span><text:span text:style-name="T29">do accelerate:</text:span><text:span text:style-name="T26"> <text:s text:c="195"/></text:span></text:p>
      <text:p text:style-name="P25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3"><text:s text:c="5"/><text:span text:style-name="T10"><text:s text:c="78"/></text:span></text:p>
      <text:p text:style-name="P14"><text:span text:style-name="T47"><text:s text:c="5"/></text:span><text:span text:style-name="T3">print accelerate</text:span><text:span text:style-name="T47"> <text:s/></text:span></text:p>
      <text:p text:style-name="P14"><text:span text:style-name="T47"><text:s text:c="5"/></text:span><text:span text:style-name="T59">userinteractionSTEP1</text:span><text:span text:style-name="T47"> <text:s text:c="89"/></text:span></text:p>
      <text:p text:style-name="P14"><text:span text:style-name="T47"><text:s text:c="5"/></text:span><text:span text:style-name="T13"><text:s text:c="91"/></text:span></text:p>
      <text:p text:style-name="P14"><text:span text:style-name="T47"><text:s text:c="5"/></text:span><text:span text:style-name="T15">do </text:span><text:span text:style-name="T3">retard:</text:span><text:span text:style-name="T13"> <text:s text:c="86"/></text:span><text:span text:style-name="T47"><text:s text:c="80"/></text:span></text:p>
      <text:p text:style-name="P6"><text:span text:style-name="T36"><text:s text:c="5"/></text:span><text:span text:style-name="T34"><text:s text:c="4"/>[iV + iVChange &gt; </text:span><text:span text:style-name="T40">diff(myCar.iPosition, carInFront.iPosition)]</text:span></text:p>
      <text:p text:style-name="P25"><text:span text:style-name="T26"><text:s text:c="3"/></text:span><text:span text:style-name="T11"><text:s text:c="2"/></text:span><text:span text:style-name="T26"><text:s text:c="4"/>{ iVChange = diff(my.iPosition, carInFront.iPosition) – iV; } <text:s text:c="112"/></text:span><text:span text:style-name="T11"><text:s text:c="877"/></text:span></text:p>
      <text:p text:style-name="P7"><text:s text:c="109"/><text:span text:style-name="T36"><text:s text:c="124"/></text:span><text:s text:c="91"/></text:p>
      <text:p text:style-name="P7"><text:s text:c="5"/><text:span text:style-name="T38">print retard</text:span> <text:s text:c="3"/></text:p>
      <text:p text:style-name="P7"><text:s text:c="5"/><text:span text:style-name="T58">userinteractionSTEP1</text:span></text:p>
      <text:p text:style-name="P7"><text:s text:c="50"/><text:span text:style-name="T36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33"/>
      <text:p text:style-name="P7"><text:s text:c="5"/><text:span text:style-name="T1">do </text:span><text:span text:style-name="T32">dilly_dally:</text:span> <text:s text:c="218"/></text:p>
      <text:p text:style-name="P7"><text:s text:c="9"/>[ <text:span text:style-name="T34">iV + iVChange &gt; 0 ]</text:span></text:p>
      <text:p text:style-name="P7"><text:span text:style-name="T36"><text:s text:c="9"/>{</text:span> <text:s text:c="73"/></text:p>
      <text:p text:style-name="P5"><text:span text:style-name="T6"><text:s text:c="12"/>[</text:span><text:span text:style-name="T40">settings.</text:span><text:span text:style-name="T43">iIncreasedDelayAtV0Prozent</text:span><text:span text:style-name="T35"> &gt; 0 &amp;&amp; bDoDelayAtV0 == true</text:span><text:span text:style-name="T6">]</text:span></text:p>
      <text:p text:style-name="P7"><text:s text:c="6"/><text:span text:style-name="T48"><text:s text:c="6"/></text:span><text:span text:style-name="T23">{</text:span></text:p>
      <text:p text:style-name="P15"><text:span text:style-name="T13"><text:s text:c="15"/></text:span><text:span text:style-name="T13">bDoDelayAtV0 = false;</text:span></text:p>
      <text:p text:style-name="P16"><text:s text:c="15"/>[Random(0..100) &lt; </text:p>
      <text:p text:style-name="P16"><text:s text:c="17"/>(settings.iPDDProzent + ((100 – settings.<text:span text:style-name="T65">iIncreasedDelayAtV0Prozent</text:span>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3"><text:s text:c="12"/></text:span>}</text:p>
      <text:p text:style-name="P24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4"><text:span text:style-name="T26"><text:s text:c="12"/>else [Random(0..100) &lt; settings.</text:span><text:span text:style-name="T26">iPDDProzent</text:span><text:span text:style-name="T26">]</text:span></text:p>
      <text:p text:style-name="P17"><text:s text:c="12"/>{</text:p>
      <text:p text:style-name="P22"><text:span text:style-name="T12"><text:s text:c="15"/></text:span><text:span text:style-name="T12">iVChange--;</text:span></text:p>
      <text:p text:style-name="P17"><text:s text:c="12"/>}</text:p>
      <text:p text:style-name="P24"><text:span text:style-name="T26"><text:s text:c="9"/>}</text:span><text:span text:style-name="T26"> <text:s/></text:span></text:p>
      <text:p text:style-name="P17"><text:s text:c="11"/></text:p>
      <text:p text:style-name="P24"><text:span text:style-name="T26"><text:s text:c="5"/></text:span><text:span text:style-name="T29">print dilly_dally</text:span><text:span text:style-name="T26"> </text:span></text:p>
      <text:p text:style-name="P24"><text:span text:style-name="T26"><text:s text:c="5"/></text:span><text:span text:style-name="T60">userinteractionSTEP1</text:span><text:span text:style-name="T26"> <text:s text:c="41"/></text:span><text:span text:style-name="T11"><text:s text:c="97"/></text:span></text:p>
      <text:p text:style-name="P7"><text:s text:c="112"/></text:p>
      <text:p text:style-name="P7"><text:s text:c="5"/><text:span text:style-name="T1">do </text:span><text:span text:style-name="T32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10"><text:s text:c="3"/></text:span><text:span text:style-name="T58">userinteractionSTEP1</text:span></text:p>
      <text:p text:style-name="P20"/>
      <text:p text:style-name="P20"/>
      <text:p text:style-name="P32"/>
      <text:p text:style-name="P7"><text:s text:c="5"/><text:span text:style-name="T1">do test_jam</text:span></text:p>
      <text:p text:style-name="P7"/>
      <text:p text:style-name="P7"><text:s text:c="8"/>for ( int i = 0 ; i &lt; settings.iCars ; i++ )</text:p>
      <text:p text:style-name="P7"><text:s text:c="11"/>do_test_jam_OnOne(i);</text:p>
      <text:p text:style-name="P7"/>
      <text:p text:style-name="P7"><text:s text:c="8"/>int iLastJamGroupId = asCars[settings.iCars-1].iJamGroupId;</text:p>
      <text:p text:style-name="P7"><text:s text:c="8"/>gaugings.iCurrentTrafficJams = 0;</text:p>
      <text:p text:style-name="P7"><text:s text:c="8"/>for ( int i = 0 ; i &lt; settings.iCars ; i++ )</text:p>
      <text:p text:style-name="P7"><text:s text:c="8"/>{</text:p>
      <text:p text:style-name="P7"><text:s text:c="11"/>[asCars[i].bIsInJam == true]</text:p>
      <text:p text:style-name="P7"><text:s text:c="11"/>{</text:p>
      <text:p text:style-name="P7"><text:s text:c="14"/>[asCars[i].iJamGroupId != iLastJamGroupId]</text:p>
      <text:p text:style-name="P7"><text:s text:c="14"/>{</text:p>
      <text:p text:style-name="P7"><text:s text:c="17"/>gaugings.iCurrentTrafficJams++;</text:p>
      <text:p text:style-name="P7"><text:s text:c="17"/>iLastJamGroupId = asCars[i].iJamGroupId;</text:p>
      <text:p text:style-name="P7"><text:s text:c="14"/>}</text:p>
      <text:p text:style-name="P7"><text:s text:c="11"/>}</text:p>
      <text:p text:style-name="P7"><text:s text:c="8"/>}</text:p>
      <text:p text:style-name="P7"/>
      <text:p text:style-name="P7"/>
      <text:p text:style-name="P7"><text:s text:c="2"/><text:span text:style-name="T1">print test_jam + </text:span><text:span text:style-name="T38">print gaugings</text:span> <text:s text:c="2"/></text:p>
      <text:p text:style-name="P7"><text:s text:c="2"/><text:span text:style-name="T38">userinteraction</text:span> <text:s text:c="3"/></text:p>
      <text:p text:style-name="P7"/>
      <text:p text:style-name="P33"/>
      <text:p text:style-name="P7"><text:s text:c="5"/><text:span text:style-name="T1">do test_jam_OnOne(int iCarId):</text:span></text:p>
      <text:p text:style-name="P7"><text:s text:c="8"/>gaugings.iTicks++;</text:p>
      <text:p text:style-name="P7"><text:s text:c="8"/>[<text:span text:style-name="T36">bIsInJam == true</text:span>] {</text:p>
      <text:p text:style-name="P7"><text:s text:c="11"/>[iV + IVChange &gt; 0 &amp;&amp; iV + IVChange &lt;= iDiff] {</text:p>
      <text:p text:style-name="P7"><text:s text:c="14"/>//FALL D</text:p>
      <text:p text:style-name="P7"><text:s text:c="14"/>bIsInJam = false; </text:p>
      <text:p text:style-name="P16"><text:s text:c="14"/>iJamGroupId = -1; </text:p>
      <text:p text:style-name="P7"><text:span text:style-name="T36"><text:s text:c="11"/></text:span>}</text:p>
      <text:p text:style-name="P7"><text:s text:c="8"/>} </text:p>
      <text:p text:style-name="P7"><text:s text:c="8"/>else {//bIsInJam == false</text:p>
      <text:p text:style-name="P7"><text:s text:c="11"/>[iV + iVChange == 0] {</text:p>
      <text:p text:style-name="P16"><text:s text:c="14"/>bIsInJam = true;</text:p>
      <text:p text:style-name="P16"><text:s text:c="14"/>[diff(myCar.iPosition, carInFront.iPosition) &lt;= 1 &amp;&amp; do_test_jam( carInFront/Id ) == true ] {</text:p>
      <text:p text:style-name="P16"><text:s text:c="17"/>//FALL B</text:p>
      <text:p text:style-name="P16"><text:s text:c="17"/>iJamGroupId = carInFront.iJamGroupId;</text:p>
      <text:p text:style-name="P16"><text:s text:c="14"/>}</text:p>
      <text:p text:style-name="P16"><text:s text:c="14"/>else {</text:p>
      <text:p text:style-name="P16"><text:s text:c="17"/>//FALL A</text:p>
      <text:p text:style-name="P16"><text:s text:c="17"/>iJamGroupId = gaugings.iTotalTrafficJams;</text:p>
      <text:p text:style-name="P16"><text:s text:c="17"/>gaugings.iTotalTrafficJams++;</text:p>
      <text:p text:style-name="P7"><text:span text:style-name="T49"><text:s text:c="12"/></text:span><text:span text:style-name="T36"><text:s text:c="2"/>}</text:span></text:p>
      <text:p text:style-name="P7"><text:span text:style-name="T53"><text:s text:c="11"/></text:span>}</text:p>
      <text:p text:style-name="P7"><text:s text:c="11"/>else [<text:span text:style-name="T36">diff(myCar.iPosition, carInFront.iPosition) &lt;= 1</text:span>] {</text:p>
      <text:p text:style-name="P7"><text:s text:c="14"/>[ <text:span text:style-name="T36">do_test_jam( carInFront/Id ) == true] {</text:span></text:p>
      <text:p text:style-name="P16"><text:s text:c="17"/>//FALL C</text:p>
      <text:p text:style-name="P7"><text:s text:c="17"/><text:span text:style-name="T36">bIsInJam = true; </text:span></text:p>
      <text:p text:style-name="P16"><text:s text:c="17"/>iJamGroupId = carInFront.iJamGroupId;</text:p>
      <text:p text:style-name="P7"><text:span text:style-name="T48"><text:s text:c="13"/></text:span><text:span text:style-name="T23"><text:s/>}</text:span></text:p>
      <text:p text:style-name="P7"><text:s text:c="11"/>}</text:p>
      <text:p text:style-name="P7"><text:s text:c="8"/>}</text:p>
      <text:p text:style-name="P7"><text:s text:c="8"/>return <text:span text:style-name="T36">bIsInJam;</text:span></text:p>
      <text:p text:style-name="P31"><text:s text:c="90"/></text:p>
      <text:p text:style-name="Standard"><text:span text:style-name="T24"><text:s text:c="2"/></text:span><text:span text:style-name="T30">Algorithmus STEP1+STEP6+AUTO1+AUTOX</text:span></text:p>
      <text:p text:style-name="P16"><text:s/></text:p>
      <text:p text:style-name="P16"><text:s text:c="5"/>18 Steps</text:p>
      <text:p text:style-name="P16"/>
      <text:p text:style-name="P26"><text:span text:style-name="T35"><text:s text:c="5"/></text:span><text:span text:style-name="T35">[ 0] d</text:span><text:span text:style-name="T33">o newtick</text:span><text:span text:style-name="T35"> <text:s text:c="89"/></text:span><text:span text:style-name="T34"><text:s text:c="81"/></text:span></text:p>
      <text:p text:style-name="P14"><text:span text:style-name="T47"><text:s text:c="5"/></text:span><text:span text:style-name="T7">[ 1] </text:span><text:span text:style-name="T47">[settings.eMode == step1] {</text:span><text:span text:style-name="T3">print newtick}</text:span></text:p>
      <text:p text:style-name="P14"><text:span text:style-name="T8"><text:s text:c="5"/></text:span><text:span text:style-name="T7">[ 2] </text:span><text:span text:style-name="T61">userinteractionSTEP1</text:span><text:span text:style-name="T47"> <text:s text:c="155"/></text:span></text:p>
      <text:p text:style-name="P6"><text:span text:style-name="T36"><text:s text:c="5"/></text:span><text:span text:style-name="T40">[ 3] </text:span><text:span text:style-name="T39">do accelerate</text:span><text:span text:style-name="T40"> <text:s text:c="192"/></text:span><text:span text:style-name="T36"><text:s text:c="71"/></text:span></text:p>
      <text:p text:style-name="P14"><text:span text:style-name="T47"><text:s text:c="5"/></text:span><text:span text:style-name="T7">[ 4] </text:span><text:span text:style-name="T47">[settings.eMode == step1] {</text:span><text:span text:style-name="T3">print accelerate}</text:span><text:span text:style-name="T47"> <text:s/></text:span></text:p>
      <text:p text:style-name="P14"><text:span text:style-name="T47"><text:s text:c="5"/></text:span><text:span text:style-name="T7">[ 5] </text:span><text:span text:style-name="T61">userinteractionSTEP1</text:span><text:span text:style-name="T47"> <text:s text:c="178"/></text:span></text:p>
      <text:p text:style-name="P6"><text:span text:style-name="T36"><text:s text:c="5"/></text:span><text:span text:style-name="T40">[ 6] </text:span><text:span text:style-name="T38">do retard</text:span><text:span text:style-name="T36"> <text:s text:c="162"/></text:span><text:span text:style-name="T6"><text:s text:c="91"/></text:span><text:span text:style-name="T40"><text:s text:c="124"/></text:span><text:span text:style-name="T6"><text:s text:c="91"/></text:span></text:p>
      <text:p text:style-name="P7"><text:s text:c="5"/><text:span text:style-name="T36">[ 7] [settings.eMode == step1] {</text:span><text:span text:style-name="T38">print retard}</text:span> <text:s text:c="3"/></text:p>
      <text:p text:style-name="P7"><text:s text:c="5"/><text:span text:style-name="T36">[ 8] </text:span><text:span text:style-name="T62">userinteractionSTEP1</text:span> <text:s text:c="50"/><text:span text:style-name="T36"><text:s text:c="124"/></text:span><text:s text:c="16"/></text:p>
      <text:p text:style-name="P7"><text:s text:c="5"/><text:span text:style-name="T36">[ 9] </text:span><text:span text:style-name="T1">do </text:span><text:span text:style-name="T38">dilly_dally</text:span> <text:s text:c="218"/></text:p>
      <text:p text:style-name="P6"><text:span text:style-name="T40"><text:s text:c="5"/>[10] [settings.eMode == step1] {</text:span><text:span text:style-name="T39">print dilly_dally}</text:span><text:span text:style-name="T40"> </text:span></text:p>
      <text:p text:style-name="P6"><text:span text:style-name="T40"><text:s text:c="5"/>[11] </text:span><text:span text:style-name="T61">userinteractionSTEP1</text:span><text:span text:style-name="T6"> <text:s text:c="99"/></text:span></text:p>
      <text:p text:style-name="P7"><text:span text:style-name="T10"><text:s text:c="5"/></text:span><text:span text:style-name="T34">[12] </text:span><text:span text:style-name="T14">do </text:span><text:span text:style-name="T32">drive</text:span><text:span text:style-name="T10"> <text:s text:c="17"/></text:span><text:s text:c="576"/></text:p>
      <text:p text:style-name="P7"><text:s text:c="5"/><text:span text:style-name="T36">[13] [settings.eMode == step1] {</text:span><text:span text:style-name="T1">print drive}</text:span></text:p>
      <text:p text:style-name="P7"><text:s text:c="5"/><text:span text:style-name="T36">[14] </text:span><text:span text:style-name="T58">userinteractionSTEP1</text:span></text:p>
      <text:p text:style-name="P7"><text:s text:c="5"/><text:span text:style-name="T36">[15] </text:span><text:span text:style-name="T1">do test_jam(int iCarId)</text:span> <text:s text:c="60"/></text:p>
      <text:p text:style-name="P7"><text:s text:c="5"/><text:span text:style-name="T36">[16] [settings.eMode != AUTOX] {</text:span><text:span text:style-name="T37">p</text:span><text:span text:style-name="T1">rint test_jam</text:span>} <text:s/><text:span text:style-name="T38">print gaugings</text:span> <text:s text:c="7"/></text:p>
      <text:p text:style-name="Standard"><text:span text:style-name="T26"><text:s text:c="5"/>[17] </text:span><text:span text:style-name="T29">userinteraction</text:span></text:p>
      <text:p text:style-name="P19"/>
      <text:p text:style-name="P19"/>
      <text:p text:style-name="P19"/>
      <text:p text:style-name="P37"/>
      <text:p text:style-name="Standard"><text:span text:style-name="T27"><text:s text:c="2"/></text:span><text:span text:style-name="T30">userinteraction</text:span></text:p>
      <text:p text:style-name="P16"><text:s text:c="2"/></text:p>
      <text:p text:style-name="Standard"><text:span text:style-name="T31"><text:s text:c="2"/></text:span><text:span text:style-name="T24">int iOpt = OP_DEFAULT;</text:span></text:p>
      <text:p text:style-name="P40"/>
      <text:p text:style-name="P40"><text:s text:c="3"/>[pModell-&gt;sSettings.eMode == step1 || pModell-&gt;sSettings.eMode == step6]</text:p>
      <text:p text:style-name="P40"><text:s text:c="3"/>{</text:p>
      <text:p text:style-name="P40"><text:s text:c="6"/>do</text:p>
      <text:p text:style-name="P40"><text:s text:c="6"/>{</text:p>
      <text:p text:style-name="P40"><text:s text:c="9"/>iOpt = _getch();</text:p>
      <text:p text:style-name="P40"><text:s text:c="6"/>}</text:p>
      <text:p text:style-name="P40"><text:s text:c="6"/>while (iOpt != OP_EXIT </text:p>
      <text:p text:style-name="P40"><text:s text:c="10"/>&amp;&amp; iOpt != OP_STOP </text:p>
      <text:p text:style-name="P40"><text:s text:c="10"/>&amp;&amp; iOpt != OP_STEP </text:p>
      <text:p text:style-name="P40"><text:s text:c="10"/>&amp;&amp; (pModell-&gt;sSettings.eTSaveToFile == off || iOpt != OP_PRINT));</text:p>
      <text:p text:style-name="P40"><text:s text:c="3"/>}</text:p>
      <text:p text:style-name="P40"><text:s text:c="3"/>else</text:p>
      <text:p text:style-name="P40"><text:s text:c="3"/>{</text:p>
      <text:p text:style-name="P40"><text:s text:c="6"/>[ _kbhit() == 1 ]</text:p>
      <text:p text:style-name="P40"><text:s text:c="6"/>{</text:p>
      <text:p text:style-name="P40"><text:s text:c="9"/>iOpt = _getch();</text:p>
      <text:p text:style-name="P40"/>
      <text:p text:style-name="P40"><text:s text:c="9"/>[iOpt != OP_EXIT </text:p>
      <text:p text:style-name="P40"><text:s text:c="10"/>&amp;&amp; iOpt != OP_STOP </text:p>
      <text:p text:style-name="P40"><text:s text:c="10"/>&amp;&amp; (pModell-&gt;sSettings.eTSaveToFile == off || iOpt != OP_PRINT)]</text:p>
      <text:p text:style-name="P40"><text:s text:c="9"/>{</text:p>
      <text:p text:style-name="P40"><text:s text:c="12"/>iOpt = OP_DEFAULT;</text:p>
      <text:p text:style-name="P40"><text:s text:c="9"/>}</text:p>
      <text:p text:style-name="P40"><text:s text:c="6"/>}</text:p>
      <text:p text:style-name="P40"><text:s text:c="3"/>}</text:p>
      <text:p text:style-name="P40"/>
      <text:p text:style-name="P41"><text:s text:c="3"/>return iOpt;</text:p>
      <text:p text:style-name="P28"/>
      <text:p text:style-name="P38"/>
      <text:p text:style-name="Standard"><text:span text:style-name="T27"><text:s text:c="2"/></text:span><text:span text:style-name="T30">userinteractionSTEP1</text:span></text:p>
      <text:p text:style-name="P16"><text:s text:c="2"/></text:p>
      <text:p text:style-name="Standard"><text:span text:style-name="T31"><text:s text:c="2"/></text:span><text:span text:style-name="T24">int iOpt = OP_DEFAULT;</text:span></text:p>
      <text:p text:style-name="P40"/>
      <text:p text:style-name="P40"><text:s text:c="3"/>[pModell-&gt;sSettings.eMode == step1]</text:p>
      <text:p text:style-name="P40"><text:s text:c="3"/>{</text:p>
      <text:p text:style-name="P40"><text:s text:c="6"/>do</text:p>
      <text:p text:style-name="P40"><text:s text:c="6"/>{</text:p>
      <text:p text:style-name="P40"><text:s text:c="9"/>iOpt = _getch();</text:p>
      <text:p text:style-name="P40"><text:s text:c="6"/>}</text:p>
      <text:p text:style-name="P40"><text:s text:c="6"/>while (iOpt != OP_EXIT </text:p>
      <text:p text:style-name="P40"><text:s text:c="10"/>&amp;&amp; iOpt != OP_STOP </text:p>
      <text:p text:style-name="P40"><text:s text:c="10"/>&amp;&amp; iOpt != OP_STEP </text:p>
      <text:p text:style-name="P40"><text:s text:c="10"/>&amp;&amp; (pModell-&gt;sSettings.eTSaveToFile == off || iOpt != OP_PRINT));</text:p>
      <text:p text:style-name="P40"><text:s text:c="3"/>}</text:p>
      <text:p text:style-name="P40"><text:s text:c="2"/></text:p>
      <text:p text:style-name="P42"><text:s text:c="3"/>return iOpt;</text:p>
      <text:p text:style-name="P38"/>
      <text:p text:style-name="Standard"><text:span text:style-name="T27"><text:s text:c="2"/></text:span><text:span text:style-name="T30">Erweiterungen:</text:span><text:span text:style-name="T26"> <text:s text:c="2"/></text:span></text:p>
      <text:p text:style-name="P16"/>
      <text:list xml:id="list1397630115038454011" text:style-name="L1">
        <text:list-item>
          <text:list>
            <text:list-item>
              <text:p text:style-name="P43">write log of settings + gaugings </text:p>
              <text:p text:style-name="P43"/>
            </text:list-item>
            <text:list-item>
              <text:p text:style-name="P43">colormap + speichern + Farbschemas</text:p>
              <text:p text:style-name="P43"/>
            </text:list-item>
            <text:list-item>
              <text:p text:style-name="P43">replace ENTER with tab key in setting window</text:p>
              <text:p text:style-name="P43"/>
            </text:list-item>
            <text:list-item>
              <text:p text:style-name="P43">add tab back setting window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4T08:38:50.56</dc:date>
    <dc:creator>Daniel Fritsch</dc:creator>
    <meta:editing-duration>P1DT56M46S</meta:editing-duration>
    <meta:editing-cycles>733</meta:editing-cycles>
    <meta:generator>OpenOffice/4.1.2$Win32 OpenOffice.org_project/412m3$Build-9782</meta:generator>
    <meta:document-statistic meta:table-count="0" meta:image-count="0" meta:object-count="0" meta:page-count="16" meta:paragraph-count="389" meta:word-count="1760" meta:character-count="27569"/>
  </office:meta>
</office:document-meta>
</file>